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62" calcext:value-type="float">
            <text:p>62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74" calcext:value-type="float">
            <text:p>7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122" calcext:value-type="float">
            <text:p>2122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33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81" calcext:value-type="float">
            <text:p>181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62983425414365" calcext:value-type="percentage">
            <text:p>6.63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9:43:37.193857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8T09:51:13.786451223</dc:date>
    <meta:editing-duration>P5DT3H2M36S</meta:editing-duration>
    <meta:editing-cycles>57</meta:editing-cycles>
    <meta:generator>LibreOffice/6.0.7.3$Linux_X86_64 LibreOffice_project/00m0$Build-3</meta:generator>
    <meta:document-statistic meta:table-count="2" meta:cell-count="633" meta:object-count="0"/>
  </office:meta>
</office:document-meta>
</file>